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9pt" style:font-size-asian="9pt" style:font-size-complex="9pt"/>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color="#000000" fo:font-size="9pt" style:font-size-asian="9pt" style:font-size-complex="9pt"/>
    </style:style>
    <style:style style:name="T4" style:family="text">
      <style:text-properties fo:font-size="10pt" style:font-size-asian="10pt" style:font-size-complex="10pt"/>
    </style:style>
    <style:style style:name="T5" style:family="text">
      <style:text-properties fo:font-size="9pt"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anonymous_element_8"/><text:a xlink:type="simple" xlink:href="https://rccdopencampus.blackboard.com/webapps/assignment/uploadAssignment?content_id=_2072615_1&amp;course_id=_28669_1&amp;assign_group_id=&amp;mode=view" text:style-name="Internet_20_link" text:visited-style-name="Visited_20_Internet_20_Link"><text:span text:style-name="T3">Project 2 07/30/15</text:span></text:a><text:span text:style-name="T5"> </text:span></text:h>
      <text:p text:style-name="P1">Presentation of this project will be on the last day of class.</text:p>
      <text:p text:style-name="P1">You are to start no later than 07/23/15 by posting in Github, creating a repository Project 2 inside your Project folder like you did with your previous project.  Upload either your continuing project 1 v2 or initializing with project 1 v1.</text:p>
      <text:p text:style-name="P1">I want to see progressive uploads to github.  As you are working on it, upload as you modify.</text:p>
      <text:p text:style-name="P1">You must be present and discuss/show your project during finals day to get credit for the project.</text:p>
      <text:p text:style-name="P1">Your project needs to be a minimum of 250 lines.<text:line-break/><text:line-break/>It must illustrate all the concepts we have covered, most recently being functions and arrays.<text:line-break/>1 and 2 dimensional arrays.  Passing the arrays between functions. Your functions need to illustrate pass by value, pass by reference, defaulted parameters, returning primitive data types. You need to make sure your output is formatted and you should read and write to files.  Sorting game players/searching should also be included.</text:p>
      <text:p text:style-name="P1">Any additional concepts covered in the final weeks should also be illustrated.  See Checklist.<text:line-break/><text:line-break/>As in project 1, a writeup with flowcharts/pseudocode counts as 30% of the total. See project 1 attachments.  A checklist of all concepts from the chapters as well as where there are used in code will facilitate a reduction in your forgetting to include them in your project.<text:line-break/><text:line-break/>As always, submit the result here, copy yourself on the email,attach the zipped solution folder and send to<text:line-break/>mark.lehr@rcc.edu with subject:<text:line-break/>Lastname, Firstname - Project 2 4609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7:39:37.147000000</meta:creation-date>
    <meta:generator>LibreOffice/4.4.3.2$Windows_x86 LibreOffice_project/88805f81e9fe61362df02b9941de8e38a9b5fd16</meta:generator>
    <dc:date>2015-07-22T17:41:59.431000000</dc:date>
    <meta:editing-duration>PT2M22S</meta:editing-duration>
    <meta:editing-cycles>1</meta:editing-cycles>
    <meta:document-statistic meta:table-count="0" meta:image-count="0" meta:object-count="0" meta:page-count="1" meta:paragraph-count="7" meta:word-count="256" meta:character-count="1539" meta:non-whitespace-character-count="1280"/>
  </office:meta>
</office:document-meta>
</file>